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000000" draw:marker-start-width="0.402cm" draw:marker-end-width="0.40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textarea-horizontal-align="justify" draw:textarea-vertical-align="middle" draw:auto-grow-height="false" fo:min-height="0.388cm" fo:min-width="0.138cm"/>
      <style:paragraph-properties style:writing-mode="lr-tb"/>
    </style:style>
    <style:style style:name="gr3" style:family="graphic" style:parent-style-name="objectwithoutfill">
      <style:graphic-properties svg:stroke-width="0.035cm" svg:stroke-color="#2a6099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textarea-horizontal-align="justify" draw:textarea-vertical-align="middle" draw:auto-grow-height="false" fo:min-height="0.31cm" fo:min-width="0cm"/>
      <style:paragraph-properties style:writing-mode="lr-tb"/>
    </style:style>
    <style:style style:name="gr6" style:family="graphic" style:parent-style-name="objectwithoutfill">
      <style:graphic-properties svg:stroke-width="0.035cm" svg:stroke-color="#2a6099" draw:marker-start-width="0.152cm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3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1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07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21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0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2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34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201cm"/>
      <style:paragraph-properties style:writing-mode="lr-tb"/>
    </style:style>
    <style:style style:name="gr15" style:family="graphic" style:parent-style-name="objectwithoutfill">
      <style:graphic-properties svg:stroke-width="0.018cm" draw:marker-start-width="0.127cm" draw:marker-end="Arrow" draw:marker-end-width="0.185cm" draw:fill="none" draw:textarea-vertical-align="middle" fo:padding-top="0.134cm" fo:padding-bottom="0.134cm" fo:padding-left="0.259cm" fo:padding-right="0.259cm"/>
    </style:style>
    <style:style style:name="gr16" style:family="graphic" style:parent-style-name="objectwithoutfill">
      <style:graphic-properties svg:stroke-width="0.018cm" draw:marker-start-width="0.127cm" draw:marker-end="Arrow" draw:marker-end-width="0.15cm" draw:fill="none" draw:textarea-vertical-align="middle" fo:padding-top="0.134cm" fo:padding-bottom="0.134cm" fo:padding-left="0.259cm" fo:padding-right="0.25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-33% 58%" fo:font-size="10pt" style:font-size-asian="10pt" style:font-size-complex="10pt"/>
    </style:style>
    <style:style style:name="T3" style:family="text">
      <style:text-properties style:text-position="0% 100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4" draw:id="id4">
          <draw:line draw:style-name="gr1" draw:text-style-name="P1" draw:layer="layout" svg:x1="2.871cm" svg:y1="6.999cm" svg:x2="2.972cm" svg:y2="6.767cm">
            <text:p/>
          </draw:line>
          <draw:line draw:style-name="gr1" draw:text-style-name="P1" draw:layer="layout" svg:x1="3.182cm" svg:y1="7.24cm" svg:x2="2.97cm" svg:y2="6.767cm">
            <text:p/>
          </draw:line>
          <draw:line draw:style-name="gr1" draw:text-style-name="P1" draw:layer="layout" svg:x1="3.596cm" svg:y1="7.267cm" svg:x2="3.808cm" svg:y2="6.794cm">
            <text:p/>
          </draw:line>
          <draw:line draw:style-name="gr1" draw:text-style-name="P1" draw:layer="layout" svg:x1="3.171cm" svg:y1="7.252cm" svg:x2="3.383cm" svg:y2="6.779cm">
            <text:p/>
          </draw:line>
          <draw:line draw:style-name="gr1" draw:text-style-name="P1" draw:layer="layout" svg:x1="3.605cm" svg:y1="7.265cm" svg:x2="3.393cm" svg:y2="6.792cm">
            <text:p/>
          </draw:line>
          <draw:line draw:style-name="gr1" draw:text-style-name="P1" draw:layer="layout" svg:x1="4.025cm" svg:y1="7.265cm" svg:x2="3.813cm" svg:y2="6.792cm">
            <text:p/>
          </draw:line>
          <draw:line draw:style-name="gr1" draw:text-style-name="P1" draw:layer="layout" svg:x1="4.02cm" svg:y1="7.241cm" svg:x2="4.121cm" svg:y2="7.009cm">
            <text:p/>
          </draw:line>
        </draw:g>
        <draw:custom-shape draw:style-name="gr2" draw:text-style-name="P2" xml:id="id2" draw:id="id2" draw:layer="layout" svg:width="0.9cm" svg:height="0.9cm" svg:x="1.552cm" svg:y="2.033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" draw:id="id1">
          <draw:line draw:style-name="gr1" draw:text-style-name="P1" draw:layer="layout" svg:x1="2.881cm" svg:y1="3.99cm" svg:x2="2.982cm" svg:y2="3.758cm">
            <text:p/>
          </draw:line>
          <draw:line draw:style-name="gr1" draw:text-style-name="P1" draw:layer="layout" svg:x1="3.192cm" svg:y1="4.231cm" svg:x2="2.98cm" svg:y2="3.758cm">
            <text:p/>
          </draw:line>
          <draw:line draw:style-name="gr1" draw:text-style-name="P1" draw:layer="layout" svg:x1="3.606cm" svg:y1="4.258cm" svg:x2="3.818cm" svg:y2="3.785cm">
            <text:p/>
          </draw:line>
          <draw:line draw:style-name="gr1" draw:text-style-name="P1" draw:layer="layout" svg:x1="3.181cm" svg:y1="4.243cm" svg:x2="3.393cm" svg:y2="3.77cm">
            <text:p/>
          </draw:line>
          <draw:line draw:style-name="gr1" draw:text-style-name="P1" draw:layer="layout" svg:x1="3.615cm" svg:y1="4.256cm" svg:x2="3.403cm" svg:y2="3.783cm">
            <text:p/>
          </draw:line>
          <draw:line draw:style-name="gr1" draw:text-style-name="P1" draw:layer="layout" svg:x1="4.035cm" svg:y1="4.256cm" svg:x2="3.823cm" svg:y2="3.783cm">
            <text:p/>
          </draw:line>
          <draw:line draw:style-name="gr1" draw:text-style-name="P1" draw:layer="layout" svg:x1="4.03cm" svg:y1="4.232cm" svg:x2="4.131cm" svg:y2="4cm">
            <text:p/>
          </draw:line>
        </draw:g>
        <draw:g xml:id="id5" draw:id="id5">
          <draw:line draw:style-name="gr1" draw:text-style-name="P1" draw:layer="layout" svg:x1="2.86cm" svg:y1="0.982cm" svg:x2="2.961cm" svg:y2="0.75cm">
            <text:p/>
          </draw:line>
          <draw:line draw:style-name="gr1" draw:text-style-name="P1" draw:layer="layout" svg:x1="3.171cm" svg:y1="1.223cm" svg:x2="2.959cm" svg:y2="0.75cm">
            <text:p/>
          </draw:line>
          <draw:line draw:style-name="gr1" draw:text-style-name="P1" draw:layer="layout" svg:x1="3.585cm" svg:y1="1.25cm" svg:x2="3.797cm" svg:y2="0.777cm">
            <text:p/>
          </draw:line>
          <draw:line draw:style-name="gr1" draw:text-style-name="P1" draw:layer="layout" svg:x1="3.16cm" svg:y1="1.235cm" svg:x2="3.372cm" svg:y2="0.762cm">
            <text:p/>
          </draw:line>
          <draw:line draw:style-name="gr1" draw:text-style-name="P1" draw:layer="layout" svg:x1="3.594cm" svg:y1="1.248cm" svg:x2="3.382cm" svg:y2="0.775cm">
            <text:p/>
          </draw:line>
          <draw:line draw:style-name="gr1" draw:text-style-name="P1" draw:layer="layout" svg:x1="4.014cm" svg:y1="1.248cm" svg:x2="3.802cm" svg:y2="0.775cm">
            <text:p/>
          </draw:line>
          <draw:line draw:style-name="gr1" draw:text-style-name="P1" draw:layer="layout" svg:x1="4.009cm" svg:y1="1.224cm" svg:x2="4.11cm" svg:y2="0.992cm">
            <text:p/>
          </draw:line>
        </draw:g>
        <draw:g xml:id="id9" draw:id="id9">
          <draw:line draw:style-name="gr1" draw:text-style-name="P1" draw:layer="layout" svg:x1="5.879cm" svg:y1="0.981cm" svg:x2="5.98cm" svg:y2="0.749cm">
            <text:p/>
          </draw:line>
          <draw:line draw:style-name="gr1" draw:text-style-name="P1" draw:layer="layout" svg:x1="6.19cm" svg:y1="1.222cm" svg:x2="5.978cm" svg:y2="0.749cm">
            <text:p/>
          </draw:line>
          <draw:line draw:style-name="gr1" draw:text-style-name="P1" draw:layer="layout" svg:x1="6.604cm" svg:y1="1.249cm" svg:x2="6.816cm" svg:y2="0.776cm">
            <text:p/>
          </draw:line>
          <draw:line draw:style-name="gr1" draw:text-style-name="P1" draw:layer="layout" svg:x1="6.179cm" svg:y1="1.234cm" svg:x2="6.391cm" svg:y2="0.761cm">
            <text:p/>
          </draw:line>
          <draw:line draw:style-name="gr1" draw:text-style-name="P1" draw:layer="layout" svg:x1="6.613cm" svg:y1="1.247cm" svg:x2="6.401cm" svg:y2="0.774cm">
            <text:p/>
          </draw:line>
          <draw:line draw:style-name="gr1" draw:text-style-name="P1" draw:layer="layout" svg:x1="7.033cm" svg:y1="1.247cm" svg:x2="6.821cm" svg:y2="0.774cm">
            <text:p/>
          </draw:line>
          <draw:line draw:style-name="gr1" draw:text-style-name="P1" draw:layer="layout" svg:x1="7.028cm" svg:y1="1.223cm" svg:x2="7.129cm" svg:y2="0.991cm">
            <text:p/>
          </draw:line>
        </draw:g>
        <draw:g xml:id="id6" draw:id="id6">
          <draw:line draw:style-name="gr1" draw:text-style-name="P1" draw:layer="layout" svg:x1="5.879cm" svg:y1="4cm" svg:x2="5.98cm" svg:y2="3.768cm">
            <text:p/>
          </draw:line>
          <draw:line draw:style-name="gr1" draw:text-style-name="P1" draw:layer="layout" svg:x1="6.19cm" svg:y1="4.241cm" svg:x2="5.978cm" svg:y2="3.768cm">
            <text:p/>
          </draw:line>
          <draw:line draw:style-name="gr1" draw:text-style-name="P1" draw:layer="layout" svg:x1="6.604cm" svg:y1="4.268cm" svg:x2="6.816cm" svg:y2="3.795cm">
            <text:p/>
          </draw:line>
          <draw:line draw:style-name="gr1" draw:text-style-name="P1" draw:layer="layout" svg:x1="6.179cm" svg:y1="4.253cm" svg:x2="6.391cm" svg:y2="3.78cm">
            <text:p/>
          </draw:line>
          <draw:line draw:style-name="gr1" draw:text-style-name="P1" draw:layer="layout" svg:x1="6.613cm" svg:y1="4.266cm" svg:x2="6.401cm" svg:y2="3.793cm">
            <text:p/>
          </draw:line>
          <draw:line draw:style-name="gr1" draw:text-style-name="P1" draw:layer="layout" svg:x1="7.033cm" svg:y1="4.266cm" svg:x2="6.821cm" svg:y2="3.793cm">
            <text:p/>
          </draw:line>
          <draw:line draw:style-name="gr1" draw:text-style-name="P1" draw:layer="layout" svg:x1="7.028cm" svg:y1="4.242cm" svg:x2="7.129cm" svg:y2="4.01cm">
            <text:p/>
          </draw:line>
        </draw:g>
        <draw:g xml:id="id3" draw:id="id3">
          <draw:line draw:style-name="gr1" draw:text-style-name="P1" draw:layer="layout" svg:x1="1.983cm" svg:y1="6.13cm" svg:x2="1.751cm" svg:y2="6.029cm">
            <text:p/>
          </draw:line>
          <draw:line draw:style-name="gr1" draw:text-style-name="P1" draw:layer="layout" svg:x1="2.224cm" svg:y1="5.819cm" svg:x2="1.751cm" svg:y2="6.031cm">
            <text:p/>
          </draw:line>
          <draw:line draw:style-name="gr1" draw:text-style-name="P1" draw:layer="layout" svg:x1="2.251cm" svg:y1="5.405cm" svg:x2="1.778cm" svg:y2="5.193cm">
            <text:p/>
          </draw:line>
          <draw:line draw:style-name="gr1" draw:text-style-name="P1" draw:layer="layout" svg:x1="2.235cm" svg:y1="5.83cm" svg:x2="1.762cm" svg:y2="5.618cm">
            <text:p/>
          </draw:line>
          <draw:line draw:style-name="gr1" draw:text-style-name="P1" draw:layer="layout" svg:x1="2.248cm" svg:y1="5.396cm" svg:x2="1.775cm" svg:y2="5.608cm">
            <text:p/>
          </draw:line>
          <draw:line draw:style-name="gr1" draw:text-style-name="P1" draw:layer="layout" svg:x1="2.249cm" svg:y1="4.976cm" svg:x2="1.776cm" svg:y2="5.188cm">
            <text:p/>
          </draw:line>
          <draw:line draw:style-name="gr1" draw:text-style-name="P1" draw:layer="layout" svg:x1="2.225cm" svg:y1="4.98cm" svg:x2="1.993cm" svg:y2="4.879cm">
            <text:p/>
          </draw:line>
        </draw:g>
        <draw:g xml:id="id7" draw:id="id7">
          <draw:line draw:style-name="gr1" draw:text-style-name="P1" draw:layer="layout" svg:x1="4.992cm" svg:y1="3.107cm" svg:x2="4.76cm" svg:y2="3.006cm">
            <text:p/>
          </draw:line>
          <draw:line draw:style-name="gr1" draw:text-style-name="P1" draw:layer="layout" svg:x1="5.233cm" svg:y1="2.796cm" svg:x2="4.76cm" svg:y2="3.008cm">
            <text:p/>
          </draw:line>
          <draw:line draw:style-name="gr1" draw:text-style-name="P1" draw:layer="layout" svg:x1="5.26cm" svg:y1="2.382cm" svg:x2="4.787cm" svg:y2="2.17cm">
            <text:p/>
          </draw:line>
          <draw:line draw:style-name="gr1" draw:text-style-name="P1" draw:layer="layout" svg:x1="5.244cm" svg:y1="2.807cm" svg:x2="4.771cm" svg:y2="2.595cm">
            <text:p/>
          </draw:line>
          <draw:line draw:style-name="gr1" draw:text-style-name="P1" draw:layer="layout" svg:x1="5.257cm" svg:y1="2.373cm" svg:x2="4.784cm" svg:y2="2.585cm">
            <text:p/>
          </draw:line>
          <draw:line draw:style-name="gr1" draw:text-style-name="P1" draw:layer="layout" svg:x1="5.258cm" svg:y1="1.953cm" svg:x2="4.785cm" svg:y2="2.165cm">
            <text:p/>
          </draw:line>
          <draw:line draw:style-name="gr1" draw:text-style-name="P1" draw:layer="layout" svg:x1="5.234cm" svg:y1="1.957cm" svg:x2="5.002cm" svg:y2="1.856cm">
            <text:p/>
          </draw:line>
        </draw:g>
        <draw:connector draw:style-name="gr3" draw:text-style-name="P1" draw:layer="layout" draw:type="line" svg:x1="2.005cm" svg:y1="4.005cm" svg:x2="2.881cm" svg:y2="4.008cm" draw:end-shape="id1" draw:end-glue-point="3" svg:d="M2005 4005l876 3" svg:viewBox="0 0 877 4">
          <text:p/>
        </draw:connector>
        <draw:connector draw:style-name="gr3" draw:text-style-name="P1" draw:layer="layout" draw:type="line" svg:x1="2.002cm" svg:y1="2.933cm" svg:x2="2.005cm" svg:y2="4.005cm" draw:start-shape="id2" draw:start-glue-point="8" svg:d="M2002 2933l3 1072" svg:viewBox="0 0 4 1073">
          <text:p/>
        </draw:connector>
        <draw:connector draw:style-name="gr3" draw:text-style-name="P1" draw:layer="layout" draw:type="line" svg:x1="2.005cm" svg:y1="4.005cm" svg:x2="2.001cm" svg:y2="4.879cm" draw:end-shape="id3" draw:end-glue-point="0" svg:d="M2005 4005l-4 874" svg:viewBox="0 0 5 875">
          <text:p/>
        </draw:connector>
        <draw:connector draw:style-name="gr4" draw:text-style-name="P3" draw:layer="layout" svg:x1="2.001cm" svg:y1="6.13cm" svg:x2="2.871cm" svg:y2="7.017cm" draw:start-shape="id3" draw:start-glue-point="2" draw:end-shape="id4" draw:end-glue-point="3" svg:d="M2001 6130v887h870" svg:viewBox="0 0 871 888">
          <text:p/>
        </draw:connector>
        <draw:connector draw:style-name="gr4" draw:text-style-name="P3" draw:layer="layout" svg:x1="2.002cm" svg:y1="2.033cm" svg:x2="2.86cm" svg:y2="1cm" draw:start-shape="id2" draw:start-glue-point="4" draw:end-shape="id5" draw:end-glue-point="3" svg:d="M2002 2033v-1033h858" svg:viewBox="0 0 859 1034">
          <text:p/>
        </draw:connector>
        <draw:connector draw:style-name="gr3" draw:text-style-name="P1" draw:layer="layout" draw:type="line" svg:x1="4.131cm" svg:y1="4.008cm" svg:x2="5.879cm" svg:y2="4.018cm" draw:start-shape="id1" draw:start-glue-point="1" draw:end-shape="id6" draw:end-glue-point="3" svg:d="M4131 4008l1748 10" svg:viewBox="0 0 1749 11">
          <text:p/>
        </draw:connector>
        <draw:custom-shape draw:style-name="gr5" draw:text-style-name="P4" xml:id="id10" draw:id="id10" draw:layer="layout" svg:width="0.9cm" svg:height="1.12cm" svg:x="4.548cm" svg:y="4.95cm">
          <text:p text:style-name="P4"><text:span text:style-name="T1">+</text:span></text:p>
          <text:p text:style-name="P4"><text:span text:style-name="T1">-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13" draw:id="id13" draw:layer="layout" svg:width="0.9cm" svg:height="0.9cm" svg:x="7.547cm" svg:y="5.042cm">
          <text:p text:style-name="P2"><text:span text:style-name="T1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1" draw:id="id11" draw:layer="layout" svg:width="0.9cm" svg:height="1.12cm" svg:x="7.551cm" svg:y="1.95cm">
          <text:p text:style-name="P4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xml:id="id8" draw:id="id8" draw:layer="layout" svg:x1="4.11cm" svg:y1="1cm" svg:x2="5.01cm" svg:y2="1.856cm" draw:start-shape="id5" draw:start-glue-point="1" draw:end-shape="id7" draw:end-glue-point="0" svg:d="M4110 1000h900v856" svg:viewBox="0 0 901 857">
          <text:p/>
        </draw:connector>
        <draw:connector draw:style-name="gr6" draw:text-style-name="P1" draw:layer="layout" draw:type="line" svg:x1="5.01cm" svg:y1="1cm" svg:x2="5.879cm" svg:y2="0.999cm" draw:start-shape="id8" draw:start-glue-point="0" draw:end-shape="id9" draw:end-glue-point="3" svg:d="M5010 1000l869-1" svg:viewBox="0 0 870 2">
          <text:p/>
        </draw:connector>
        <draw:connector draw:style-name="gr6" draw:text-style-name="P1" draw:layer="layout" draw:type="line" svg:x1="5.01cm" svg:y1="3.107cm" svg:x2="4.998cm" svg:y2="4.95cm" draw:start-shape="id7" draw:start-glue-point="2" draw:end-shape="id10" draw:end-glue-point="4" svg:d="M5010 3107l-12 1843" svg:viewBox="0 0 13 1844">
          <text:p/>
        </draw:connector>
        <draw:connector draw:style-name="gr4" draw:text-style-name="P3" xml:id="id14" draw:id="id14" draw:layer="layout" svg:x1="4.121cm" svg:y1="7.017cm" svg:x2="4.998cm" svg:y2="6.07cm" draw:start-shape="id4" draw:start-glue-point="1" draw:end-shape="id10" draw:end-glue-point="6" svg:d="M4121 7017h877v-947" svg:viewBox="0 0 878 948">
          <text:p/>
        </draw:connector>
        <draw:connector draw:style-name="gr4" draw:text-style-name="P3" xml:id="id12" draw:id="id12" draw:layer="layout" svg:x1="8.001cm" svg:y1="3.07cm" svg:x2="7.129cm" svg:y2="4.018cm" draw:start-shape="id11" draw:start-glue-point="6" draw:end-shape="id6" draw:end-glue-point="1" svg:d="M8001 3070v948h-872" svg:viewBox="0 0 873 949">
          <text:p/>
        </draw:connector>
        <draw:connector draw:style-name="gr6" draw:text-style-name="P1" draw:layer="layout" draw:type="line" svg:x1="8.001cm" svg:y1="4.018cm" svg:x2="7.997cm" svg:y2="5.042cm" draw:start-shape="id12" draw:start-glue-point="0" draw:end-shape="id13" draw:end-glue-point="4" svg:d="M8001 4018l-4 1024" svg:viewBox="0 0 5 1025">
          <text:p/>
        </draw:connector>
        <draw:connector draw:style-name="gr4" draw:text-style-name="P3" draw:layer="layout" svg:x1="7.997cm" svg:y1="5.942cm" svg:x2="4.998cm" svg:y2="7.017cm" draw:start-shape="id13" draw:start-glue-point="8" draw:end-shape="id14" draw:end-glue-point="0" svg:d="M7997 5942v1075h-2999" svg:viewBox="0 0 3000 1076">
          <text:p/>
        </draw:connector>
        <draw:connector draw:style-name="gr4" draw:text-style-name="P3" draw:layer="layout" svg:x1="7.129cm" svg:y1="0.999cm" svg:x2="8.001cm" svg:y2="1.95cm" draw:start-shape="id9" draw:start-glue-point="1" draw:end-shape="id11" draw:end-glue-point="4" svg:d="M7129 999h872v951" svg:viewBox="0 0 873 952">
          <text:p/>
        </draw:connector>
        <draw:frame draw:style-name="gr7" draw:text-style-name="P5" draw:layer="layout" svg:width="0.87cm" svg:height="0.729cm" svg:x="3.07cm" svg:y="1.17cm">
          <draw:text-box>
            <text:p><text:span text:style-name="T1">R</text:span><text:span text:style-name="T2">1</text:span></text:p>
          </draw:text-box>
        </draw:frame>
        <draw:frame draw:style-name="gr7" draw:text-style-name="P5" draw:layer="layout" svg:width="0.87cm" svg:height="0.729cm" svg:x="3.071cm" svg:y="4.15cm">
          <draw:text-box>
            <text:p><text:span text:style-name="T1">R</text:span><text:span text:style-name="T2">4</text:span></text:p>
          </draw:text-box>
        </draw:frame>
        <draw:frame draw:style-name="gr7" draw:text-style-name="P5" draw:layer="layout" svg:width="0.87cm" svg:height="0.729cm" svg:x="5.118cm" svg:y="2.13cm">
          <draw:text-box>
            <text:p><text:span text:style-name="T1">R</text:span><text:span text:style-name="T2">3</text:span></text:p>
          </draw:text-box>
        </draw:frame>
        <draw:frame draw:style-name="gr7" draw:text-style-name="P5" draw:layer="layout" svg:width="0.87cm" svg:height="0.729cm" svg:x="6.065cm" svg:y="1.17cm">
          <draw:text-box>
            <text:p><text:span text:style-name="T1">R</text:span><text:span text:style-name="T2">2</text:span></text:p>
          </draw:text-box>
        </draw:frame>
        <draw:frame draw:style-name="gr7" draw:text-style-name="P5" draw:layer="layout" svg:width="0.87cm" svg:height="0.729cm" svg:x="1cm" svg:y="5.14cm">
          <draw:text-box>
            <text:p><text:span text:style-name="T1">R</text:span><text:span text:style-name="T2">6</text:span></text:p>
          </draw:text-box>
        </draw:frame>
        <draw:frame draw:style-name="gr7" draw:text-style-name="P5" draw:layer="layout" svg:width="0.87cm" svg:height="0.729cm" svg:x="3.07cm" svg:y="7.172cm">
          <draw:text-box>
            <text:p><text:span text:style-name="T1">R</text:span><text:span text:style-name="T2">7</text:span></text:p>
          </draw:text-box>
        </draw:frame>
        <draw:frame draw:style-name="gr7" draw:text-style-name="P5" draw:layer="layout" svg:width="0.87cm" svg:height="0.729cm" svg:x="6.066cm" svg:y="4.15cm">
          <draw:text-box>
            <text:p><text:span text:style-name="T1">R</text:span><text:span text:style-name="T2">5</text:span></text:p>
          </draw:text-box>
        </draw:frame>
        <draw:frame draw:style-name="gr8" draw:text-style-name="P5" draw:layer="layout" svg:width="1.61cm" svg:height="0.729cm" svg:x="8.396cm" svg:y="2.13cm">
          <draw:text-box>
            <text:p><text:span text:style-name="T3">I</text:span><text:span text:style-name="T2">b</text:span><text:span text:style-name="T3">=K</text:span><text:span text:style-name="T2">b</text:span><text:span text:style-name="T3">V</text:span><text:span text:style-name="T2">b</text:span></text:p>
          </draw:text-box>
        </draw:frame>
        <draw:frame draw:style-name="gr9" draw:text-style-name="P5" draw:layer="layout" svg:width="1.574cm" svg:height="0.729cm" svg:x="5.367cm" svg:y="5.14cm">
          <draw:text-box>
            <text:p><text:span text:style-name="T3">V</text:span><text:span text:style-name="T2">c</text:span><text:span text:style-name="T3">=K</text:span><text:span text:style-name="T2">c</text:span><text:span text:style-name="T3">I</text:span><text:span text:style-name="T2">c</text:span></text:p>
          </draw:text-box>
        </draw:frame>
        <draw:frame draw:style-name="gr10" draw:text-style-name="P5" draw:layer="layout" svg:width="0.713cm" svg:height="0.729cm" svg:x="8.4cm" svg:y="5.14cm">
          <draw:text-box>
            <text:p><text:span text:style-name="T3">I</text:span><text:span text:style-name="T2">d</text:span></text:p>
          </draw:text-box>
        </draw:frame>
        <draw:frame draw:style-name="gr11" draw:text-style-name="P6" draw:layer="layout" svg:width="0.705cm" svg:height="0.645cm" svg:x="4.08cm" svg:y="1.589cm">
          <draw:text-box>
            <text:p><text:span text:style-name="T1">+</text:span></text:p>
          </draw:text-box>
        </draw:frame>
        <draw:frame draw:style-name="gr12" draw:text-style-name="P6" draw:layer="layout" svg:width="0.621cm" svg:height="0.645cm" svg:x="4.12cm" svg:y="2.788cm">
          <draw:text-box>
            <text:p><text:span text:style-name="T1">-</text:span></text:p>
          </draw:text-box>
        </draw:frame>
        <draw:frame draw:style-name="gr13" draw:text-style-name="P5" draw:layer="layout" svg:width="0.849cm" svg:height="0.729cm" svg:x="4.05cm" svg:y="2.13cm">
          <draw:text-box>
            <text:p><text:span text:style-name="T1">V</text:span><text:span text:style-name="T2">b</text:span></text:p>
          </draw:text-box>
        </draw:frame>
        <draw:frame draw:style-name="gr13" draw:text-style-name="P5" draw:layer="layout" svg:width="0.849cm" svg:height="0.729cm" svg:x="0.698cm" svg:y="2.13cm">
          <draw:text-box>
            <text:p><text:span text:style-name="T1">V</text:span><text:span text:style-name="T2">a</text:span></text:p>
          </draw:text-box>
        </draw:frame>
        <draw:frame draw:style-name="gr14" draw:text-style-name="P5" draw:layer="layout" svg:width="0.701cm" svg:height="0.729cm" svg:x="2.469cm" svg:y="5.141cm">
          <draw:text-box>
            <text:p><text:span text:style-name="T3">I</text:span><text:span text:style-name="T2">c</text:span></text:p>
          </draw:text-box>
        </draw:frame>
        <draw:line draw:style-name="gr15" draw:text-style-name="P1" draw:layer="layout" svg:x1="2.496cm" svg:y1="5cm" svg:x2="2.496cm" svg:y2="6cm">
          <text:p/>
        </draw:line>
        <draw:line draw:style-name="gr16" draw:text-style-name="P1" draw:layer="layout" svg:x1="8.004cm" svg:y1="5.79cm" svg:x2="8.004cm" svg:y2="5.19cm">
          <text:p/>
        </draw:line>
        <draw:line draw:style-name="gr16" draw:text-style-name="P1" draw:layer="layout" svg:x1="7.998cm" svg:y1="2.81cm" svg:x2="7.998cm" svg:y2="2.2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marker-start-width="0.1cm" draw:marker-end-width="0.2cm" draw:fill="none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3-24T14:49:09.986782973</dc:date>
    <meta:editing-duration>PT37M4S</meta:editing-duration>
    <meta:editing-cycles>7</meta:editing-cycles>
    <meta:generator>LibreOffice/6.4.6.2$Linux_X86_64 LibreOffice_project/40$Build-2</meta:generator>
    <meta:document-statistic meta:object-count="92"/>
  </office:meta>
</office:document-meta>
</file>